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arch_3Ch_Base_Normal_FitGenerate_4SimpleRunTest[50, 29, 41]" table:style-name="ta1">
        <table:shapes>
          <draw:frame draw:z-index="0" draw:style-name="gr1" draw:text-style-name="P1" svg:width="453.51pt" svg:height="255.09pt" svg:x="405.47pt" svg:y="15.08pt">
            <draw:object draw:notify-on-update-of-ranges="'Search_3Ch_Base_Normal_FitGenerate_4SimpleRunTest[50, 29, 41]'.A1:'Search_3Ch_Base_Normal_FitGenerate_4SimpleRunTest[50, 29, 41]'.A1 'Search_3Ch_Base_Normal_FitGenerate_4SimpleRunTest[50, 29, 41]'.A2:'Search_3Ch_Base_Normal_FitGenerate_4SimpleRunTest[50, 29, 41]'.A101 'Search_3Ch_Base_Normal_FitGenerate_4SimpleRunTest[50, 29, 41]'.B1:'Search_3Ch_Base_Normal_FitGenerate_4SimpleRunTest[50, 29, 41]'.B1 'Search_3Ch_Base_Normal_FitGenerate_4SimpleRunTest[50, 29, 41]'.B2:'Search_3Ch_Base_Normal_FitGenerate_4SimpleRunTest[50, 29, 41]'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rain_acc</text:p>
          </table:table-cell>
          <table:table-cell office:value-type="string" calcext:value-type="string">
            <text:p>Valid_acc</text:p>
          </table:table-cell>
          <table:table-cell office:value-type="string" calcext:value-type="string">
            <text:p>Train_loss</text:p>
          </table:table-cell>
          <table:table-cell office:value-type="string" calcext:value-type="string">
            <text:p>Valid_loss</text:p>
          </table:table-cell>
        </table:table-row>
        <table:table-row table:style-name="ro1">
          <table:table-cell office:value-type="float" office:value="0.0852168282085562" calcext:value-type="float">
            <text:p>0.085216828208556</text:p>
          </table:table-cell>
          <table:table-cell office:value-type="float" office:value="0.262413847117794" calcext:value-type="float">
            <text:p>0.262413847117794</text:p>
          </table:table-cell>
          <table:table-cell office:value-type="float" office:value="4.00027803558717" calcext:value-type="float">
            <text:p>4.00027803558717</text:p>
          </table:table-cell>
          <table:table-cell office:value-type="float" office:value="3.04222276037498" calcext:value-type="float">
            <text:p>3.04222276037498</text:p>
          </table:table-cell>
        </table:table-row>
        <table:table-row table:style-name="ro1">
          <table:table-cell office:value-type="float" office:value="0.303674381684492" calcext:value-type="float">
            <text:p>0.303674381684492</text:p>
          </table:table-cell>
          <table:table-cell office:value-type="float" office:value="0.598997493734336" calcext:value-type="float">
            <text:p>0.598997493734336</text:p>
          </table:table-cell>
          <table:table-cell office:value-type="float" office:value="2.60324757645793" calcext:value-type="float">
            <text:p>2.60324757645793</text:p>
          </table:table-cell>
          <table:table-cell office:value-type="float" office:value="1.67887888367015" calcext:value-type="float">
            <text:p>1.67887888367015</text:p>
          </table:table-cell>
        </table:table-row>
        <table:table-row table:style-name="ro1">
          <table:table-cell office:value-type="float" office:value="0.544921875" calcext:value-type="float">
            <text:p>0.544921875</text:p>
          </table:table-cell>
          <table:table-cell office:value-type="float" office:value="0.760612468671679" calcext:value-type="float">
            <text:p>0.760612468671679</text:p>
          </table:table-cell>
          <table:table-cell office:value-type="float" office:value="1.57678315111182" calcext:value-type="float">
            <text:p>1.57678315111182</text:p>
          </table:table-cell>
          <table:table-cell office:value-type="float" office:value="0.926144432005727" calcext:value-type="float">
            <text:p>0.926144432005727</text:p>
          </table:table-cell>
        </table:table-row>
        <table:table-row table:style-name="ro1">
          <table:table-cell office:value-type="float" office:value="0.693338485962567" calcext:value-type="float">
            <text:p>0.693338485962567</text:p>
          </table:table-cell>
          <table:table-cell office:value-type="float" office:value="0.84249686716792" calcext:value-type="float">
            <text:p>0.84249686716792</text:p>
          </table:table-cell>
          <table:table-cell office:value-type="float" office:value="1.01377829473047" calcext:value-type="float">
            <text:p>1.01377829473047</text:p>
          </table:table-cell>
          <table:table-cell office:value-type="float" office:value="0.588724885443996" calcext:value-type="float">
            <text:p>0.588724885443996</text:p>
          </table:table-cell>
        </table:table-row>
        <table:table-row table:style-name="ro1">
          <table:table-cell office:value-type="float" office:value="0.776769301470588" calcext:value-type="float">
            <text:p>0.776769301470588</text:p>
          </table:table-cell>
          <table:table-cell office:value-type="float" office:value="0.879464285714286" calcext:value-type="float">
            <text:p>0.879464285714286</text:p>
          </table:table-cell>
          <table:table-cell office:value-type="float" office:value="0.722181092569216" calcext:value-type="float">
            <text:p>0.722181092569216</text:p>
          </table:table-cell>
          <table:table-cell office:value-type="float" office:value="0.424779152549" calcext:value-type="float">
            <text:p>0.424779152549</text:p>
          </table:table-cell>
        </table:table-row>
        <table:table-row table:style-name="ro1">
          <table:table-cell office:value-type="float" office:value="0.831905915775401" calcext:value-type="float">
            <text:p>0.831905915775401</text:p>
          </table:table-cell>
          <table:table-cell office:value-type="float" office:value="0.887218045112782" calcext:value-type="float">
            <text:p>0.887218045112782</text:p>
          </table:table-cell>
          <table:table-cell office:value-type="float" office:value="0.54379564985872" calcext:value-type="float">
            <text:p>0.54379564985872</text:p>
          </table:table-cell>
          <table:table-cell office:value-type="float" office:value="0.367272982285136" calcext:value-type="float">
            <text:p>0.367272982285136</text:p>
          </table:table-cell>
        </table:table-row>
        <table:table-row table:style-name="ro1">
          <table:table-cell office:value-type="float" office:value="0.867051721256684" calcext:value-type="float">
            <text:p>0.867051721256684</text:p>
          </table:table-cell>
          <table:table-cell office:value-type="float" office:value="0.928845551378446" calcext:value-type="float">
            <text:p>0.928845551378446</text:p>
          </table:table-cell>
          <table:table-cell office:value-type="float" office:value="0.42664665811481" calcext:value-type="float">
            <text:p>0.42664665811481</text:p>
          </table:table-cell>
          <table:table-cell office:value-type="float" office:value="0.248439373957334" calcext:value-type="float">
            <text:p>0.248439373957334</text:p>
          </table:table-cell>
        </table:table-row>
        <table:table-row table:style-name="ro1">
          <table:table-cell office:value-type="float" office:value="0.890719000668449" calcext:value-type="float">
            <text:p>0.890719000668449</text:p>
          </table:table-cell>
          <table:table-cell office:value-type="float" office:value="0.945762844611529" calcext:value-type="float">
            <text:p>0.945762844611529</text:p>
          </table:table-cell>
          <table:table-cell office:value-type="float" office:value="0.345934945073995" calcext:value-type="float">
            <text:p>0.345934945073995</text:p>
          </table:table-cell>
          <table:table-cell office:value-type="float" office:value="0.195989087438748" calcext:value-type="float">
            <text:p>0.195989087438748</text:p>
          </table:table-cell>
        </table:table-row>
        <table:table-row table:style-name="ro1">
          <table:table-cell office:value-type="float" office:value="0.909519134358289" calcext:value-type="float">
            <text:p>0.909519134358289</text:p>
          </table:table-cell>
          <table:table-cell office:value-type="float" office:value="0.945018796992481" calcext:value-type="float">
            <text:p>0.945018796992481</text:p>
          </table:table-cell>
          <table:table-cell office:value-type="float" office:value="0.285988693942321" calcext:value-type="float">
            <text:p>0.285988693942321</text:p>
          </table:table-cell>
          <table:table-cell office:value-type="float" office:value="0.189848101443441" calcext:value-type="float">
            <text:p>0.189848101443441</text:p>
          </table:table-cell>
        </table:table-row>
        <table:table-row table:style-name="ro1">
          <table:table-cell office:value-type="float" office:value="0.924204127673797" calcext:value-type="float">
            <text:p>0.924204127673797</text:p>
          </table:table-cell>
          <table:table-cell office:value-type="float" office:value="0.959429824561404" calcext:value-type="float">
            <text:p>0.959429824561404</text:p>
          </table:table-cell>
          <table:table-cell office:value-type="float" office:value="0.240340159217364" calcext:value-type="float">
            <text:p>0.240340159217364</text:p>
          </table:table-cell>
          <table:table-cell office:value-type="float" office:value="0.131327475745576" calcext:value-type="float">
            <text:p>0.131327475745576</text:p>
          </table:table-cell>
        </table:table-row>
        <table:table-row table:style-name="ro1">
          <table:table-cell office:value-type="float" office:value="0.93472175802139" calcext:value-type="float">
            <text:p>0.93472175802139</text:p>
          </table:table-cell>
          <table:table-cell office:value-type="float" office:value="0.969729010025063" calcext:value-type="float">
            <text:p>0.969729010025063</text:p>
          </table:table-cell>
          <table:table-cell office:value-type="float" office:value="0.205657350290367" calcext:value-type="float">
            <text:p>0.205657350290367</text:p>
          </table:table-cell>
          <table:table-cell office:value-type="float" office:value="0.104636847436017" calcext:value-type="float">
            <text:p>0.104636847436017</text:p>
          </table:table-cell>
        </table:table-row>
        <table:table-row table:style-name="ro1">
          <table:table-cell office:value-type="float" office:value="0.943589154411765" calcext:value-type="float">
            <text:p>0.943589154411765</text:p>
          </table:table-cell>
          <table:table-cell office:value-type="float" office:value="0.959508145363409" calcext:value-type="float">
            <text:p>0.959508145363409</text:p>
          </table:table-cell>
          <table:table-cell office:value-type="float" office:value="0.17697095964353" calcext:value-type="float">
            <text:p>0.17697095964353</text:p>
          </table:table-cell>
          <table:table-cell office:value-type="float" office:value="0.128124667929117" calcext:value-type="float">
            <text:p>0.128124667929117</text:p>
          </table:table-cell>
        </table:table-row>
        <table:table-row table:style-name="ro1">
          <table:table-cell office:value-type="float" office:value="0.949020304144385" calcext:value-type="float">
            <text:p>0.949020304144385</text:p>
          </table:table-cell>
          <table:table-cell office:value-type="float" office:value="0.977991854636591" calcext:value-type="float">
            <text:p>0.977991854636591</text:p>
          </table:table-cell>
          <table:table-cell office:value-type="float" office:value="0.155909682500779" calcext:value-type="float">
            <text:p>0.155909682500779</text:p>
          </table:table-cell>
          <table:table-cell office:value-type="float" office:value="0.0776981597854978" calcext:value-type="float">
            <text:p>0.077698159785498</text:p>
          </table:table-cell>
        </table:table-row>
        <table:table-row table:style-name="ro1">
          <table:table-cell office:value-type="float" office:value="0.95541234959893" calcext:value-type="float">
            <text:p>0.95541234959893</text:p>
          </table:table-cell>
          <table:table-cell office:value-type="float" office:value="0.978892543859649" calcext:value-type="float">
            <text:p>0.978892543859649</text:p>
          </table:table-cell>
          <table:table-cell office:value-type="float" office:value="0.136211273612773" calcext:value-type="float">
            <text:p>0.136211273612773</text:p>
          </table:table-cell>
          <table:table-cell office:value-type="float" office:value="0.072647767085442" calcext:value-type="float">
            <text:p>0.072647767085442</text:p>
          </table:table-cell>
        </table:table-row>
        <table:table-row table:style-name="ro1">
          <table:table-cell office:value-type="float" office:value="0.960457052139037" calcext:value-type="float">
            <text:p>0.960457052139037</text:p>
          </table:table-cell>
          <table:table-cell office:value-type="float" office:value="0.973135964912281" calcext:value-type="float">
            <text:p>0.973135964912281</text:p>
          </table:table-cell>
          <table:table-cell office:value-type="float" office:value="0.122191198079294" calcext:value-type="float">
            <text:p>0.122191198079294</text:p>
          </table:table-cell>
          <table:table-cell office:value-type="float" office:value="0.0899451114377357" calcext:value-type="float">
            <text:p>0.089945111437736</text:p>
          </table:table-cell>
        </table:table-row>
        <table:table-row table:style-name="ro1">
          <table:table-cell office:value-type="float" office:value="0.963371072860963" calcext:value-type="float">
            <text:p>0.963371072860963</text:p>
          </table:table-cell>
          <table:table-cell office:value-type="float" office:value="0.985510651629073" calcext:value-type="float">
            <text:p>0.985510651629073</text:p>
          </table:table-cell>
          <table:table-cell office:value-type="float" office:value="0.111898195927958" calcext:value-type="float">
            <text:p>0.111898195927958</text:p>
          </table:table-cell>
          <table:table-cell office:value-type="float" office:value="0.0491316293489963" calcext:value-type="float">
            <text:p>0.049131629348996</text:p>
          </table:table-cell>
        </table:table-row>
        <table:table-row table:style-name="ro1">
          <table:table-cell office:value-type="float" office:value="0.966744652406417" calcext:value-type="float">
            <text:p>0.966744652406417</text:p>
          </table:table-cell>
          <table:table-cell office:value-type="float" office:value="0.988643483709273" calcext:value-type="float">
            <text:p>0.988643483709273</text:p>
          </table:table-cell>
          <table:table-cell office:value-type="float" office:value="0.100433681918779" calcext:value-type="float">
            <text:p>0.100433681918779</text:p>
          </table:table-cell>
          <table:table-cell office:value-type="float" office:value="0.038712786786599" calcext:value-type="float">
            <text:p>0.038712786786599</text:p>
          </table:table-cell>
        </table:table-row>
        <table:table-row table:style-name="ro1">
          <table:table-cell office:value-type="float" office:value="0.969804896390374" calcext:value-type="float">
            <text:p>0.969804896390374</text:p>
          </table:table-cell>
          <table:table-cell office:value-type="float" office:value="0.974937343358396" calcext:value-type="float">
            <text:p>0.974937343358396</text:p>
          </table:table-cell>
          <table:table-cell office:value-type="float" office:value="0.0908623070765491" calcext:value-type="float">
            <text:p>0.090862307076549</text:p>
          </table:table-cell>
          <table:table-cell office:value-type="float" office:value="0.0733733513254794" calcext:value-type="float">
            <text:p>0.073373351325479</text:p>
          </table:table-cell>
        </table:table-row>
        <table:table-row table:style-name="ro1">
          <table:table-cell office:value-type="float" office:value="0.972395137032085" calcext:value-type="float">
            <text:p>0.972395137032085</text:p>
          </table:table-cell>
          <table:table-cell office:value-type="float" office:value="0.985275689223058" calcext:value-type="float">
            <text:p>0.985275689223058</text:p>
          </table:table-cell>
          <table:table-cell office:value-type="float" office:value="0.0843462759101599" calcext:value-type="float">
            <text:p>0.08434627591016</text:p>
          </table:table-cell>
          <table:table-cell office:value-type="float" office:value="0.0498029954887852" calcext:value-type="float">
            <text:p>0.049802995488785</text:p>
          </table:table-cell>
        </table:table-row>
        <table:table-row table:style-name="ro1">
          <table:table-cell office:value-type="float" office:value="0.974358706550802" calcext:value-type="float">
            <text:p>0.974358706550802</text:p>
          </table:table-cell>
          <table:table-cell office:value-type="float" office:value="0.991149749373434" calcext:value-type="float">
            <text:p>0.991149749373434</text:p>
          </table:table-cell>
          <table:table-cell office:value-type="float" office:value="0.0780982430121627" calcext:value-type="float">
            <text:p>0.078098243012163</text:p>
          </table:table-cell>
          <table:table-cell office:value-type="float" office:value="0.0322805424074976" calcext:value-type="float">
            <text:p>0.032280542407498</text:p>
          </table:table-cell>
        </table:table-row>
        <table:table-row table:style-name="ro1">
          <table:table-cell office:value-type="float" office:value="0.976395387700535" calcext:value-type="float">
            <text:p>0.976395387700535</text:p>
          </table:table-cell>
          <table:table-cell office:value-type="float" office:value="0.992794486215539" calcext:value-type="float">
            <text:p>0.992794486215539</text:p>
          </table:table-cell>
          <table:table-cell office:value-type="float" office:value="0.0719819893463786" calcext:value-type="float">
            <text:p>0.071981989346379</text:p>
          </table:table-cell>
          <table:table-cell office:value-type="float" office:value="0.0270807154215219" calcext:value-type="float">
            <text:p>0.027080715421522</text:p>
          </table:table-cell>
        </table:table-row>
        <table:table-row table:style-name="ro1">
          <table:table-cell office:value-type="float" office:value="0.977857620320856" calcext:value-type="float">
            <text:p>0.977857620320856</text:p>
          </table:table-cell>
          <table:table-cell office:value-type="float" office:value="0.992637844611529" calcext:value-type="float">
            <text:p>0.992637844611529</text:p>
          </table:table-cell>
          <table:table-cell office:value-type="float" office:value="0.0679409395953775" calcext:value-type="float">
            <text:p>0.067940939595378</text:p>
          </table:table-cell>
          <table:table-cell office:value-type="float" office:value="0.0257859987855648" calcext:value-type="float">
            <text:p>0.025785998785565</text:p>
          </table:table-cell>
        </table:table-row>
        <table:table-row table:style-name="ro1">
          <table:table-cell office:value-type="float" office:value="0.97888118315508" calcext:value-type="float">
            <text:p>0.97888118315508</text:p>
          </table:table-cell>
          <table:table-cell office:value-type="float" office:value="0.996906328320802" calcext:value-type="float">
            <text:p>0.996906328320802</text:p>
          </table:table-cell>
          <table:table-cell office:value-type="float" office:value="0.0633844574116529" calcext:value-type="float">
            <text:p>0.063384457411653</text:p>
          </table:table-cell>
          <table:table-cell office:value-type="float" office:value="0.0145389531907698" calcext:value-type="float">
            <text:p>0.01453895319077</text:p>
          </table:table-cell>
        </table:table-row>
        <table:table-row table:style-name="ro1">
          <table:table-cell office:value-type="float" office:value="0.979810745320856" calcext:value-type="float">
            <text:p>0.979810745320856</text:p>
          </table:table-cell>
          <table:table-cell office:value-type="float" office:value="0.996945488721805" calcext:value-type="float">
            <text:p>0.996945488721805</text:p>
          </table:table-cell>
          <table:table-cell office:value-type="float" office:value="0.059677912134778" calcext:value-type="float">
            <text:p>0.059677912134778</text:p>
          </table:table-cell>
          <table:table-cell office:value-type="float" office:value="0.0140816087902811" calcext:value-type="float">
            <text:p>0.014081608790281</text:p>
          </table:table-cell>
        </table:table-row>
        <table:table-row table:style-name="ro1">
          <table:table-cell office:value-type="float" office:value="0.981502757352941" calcext:value-type="float">
            <text:p>0.981502757352941</text:p>
          </table:table-cell>
          <table:table-cell office:value-type="float" office:value="0.99780701754386" calcext:value-type="float">
            <text:p>0.99780701754386</text:p>
          </table:table-cell>
          <table:table-cell office:value-type="float" office:value="0.054857948770604" calcext:value-type="float">
            <text:p>0.054857948770604</text:p>
          </table:table-cell>
          <table:table-cell office:value-type="float" office:value="0.0106013665479937" calcext:value-type="float">
            <text:p>0.010601366547994</text:p>
          </table:table-cell>
        </table:table-row>
        <table:table-row table:style-name="ro1">
          <table:table-cell office:value-type="float" office:value="0.981805648395722" calcext:value-type="float">
            <text:p>0.981805648395722</text:p>
          </table:table-cell>
          <table:table-cell office:value-type="float" office:value="0.995144110275689" calcext:value-type="float">
            <text:p>0.995144110275689</text:p>
          </table:table-cell>
          <table:table-cell office:value-type="float" office:value="0.0544442011829855" calcext:value-type="float">
            <text:p>0.054444201182986</text:p>
          </table:table-cell>
          <table:table-cell office:value-type="float" office:value="0.0160780912988766" calcext:value-type="float">
            <text:p>0.016078091298877</text:p>
          </table:table-cell>
        </table:table-row>
        <table:table-row table:style-name="ro1">
          <table:table-cell office:value-type="float" office:value="0.982839655748663" calcext:value-type="float">
            <text:p>0.982839655748663</text:p>
          </table:table-cell>
          <table:table-cell office:value-type="float" office:value="0.997297932330827" calcext:value-type="float">
            <text:p>0.997297932330827</text:p>
          </table:table-cell>
          <table:table-cell office:value-type="float" office:value="0.0522711015565391" calcext:value-type="float">
            <text:p>0.052271101556539</text:p>
          </table:table-cell>
          <table:table-cell office:value-type="float" office:value="0.00989680005510847" calcext:value-type="float">
            <text:p>0.009896800055108</text:p>
          </table:table-cell>
        </table:table-row>
        <table:table-row table:style-name="ro1">
          <table:table-cell office:value-type="float" office:value="0.983027657085562" calcext:value-type="float">
            <text:p>0.983027657085562</text:p>
          </table:table-cell>
          <table:table-cell office:value-type="float" office:value="0.992794486215539" calcext:value-type="float">
            <text:p>0.992794486215539</text:p>
          </table:table-cell>
          <table:table-cell office:value-type="float" office:value="0.0507273509707657" calcext:value-type="float">
            <text:p>0.050727350970766</text:p>
          </table:table-cell>
          <table:table-cell office:value-type="float" office:value="0.0229641702434604" calcext:value-type="float">
            <text:p>0.02296417024346</text:p>
          </table:table-cell>
        </table:table-row>
        <table:table-row table:style-name="ro1">
          <table:table-cell office:value-type="float" office:value="0.984636112967914" calcext:value-type="float">
            <text:p>0.984636112967914</text:p>
          </table:table-cell>
          <table:table-cell office:value-type="float" office:value="0.994752506265664" calcext:value-type="float">
            <text:p>0.994752506265664</text:p>
          </table:table-cell>
          <table:table-cell office:value-type="float" office:value="0.0457419402194508" calcext:value-type="float">
            <text:p>0.045741940219451</text:p>
          </table:table-cell>
          <table:table-cell office:value-type="float" office:value="0.0163874031519541" calcext:value-type="float">
            <text:p>0.016387403151954</text:p>
          </table:table-cell>
        </table:table-row>
        <table:table-row table:style-name="ro1">
          <table:table-cell office:value-type="float" office:value="0.984897225935829" calcext:value-type="float">
            <text:p>0.984897225935829</text:p>
          </table:table-cell>
          <table:table-cell office:value-type="float" office:value="0.981672932330827" calcext:value-type="float">
            <text:p>0.981672932330827</text:p>
          </table:table-cell>
          <table:table-cell office:value-type="float" office:value="0.0466991456880039" calcext:value-type="float">
            <text:p>0.046699145688004</text:p>
          </table:table-cell>
          <table:table-cell office:value-type="float" office:value="0.0597795225087002" calcext:value-type="float">
            <text:p>0.0597795225087</text:p>
          </table:table-cell>
        </table:table-row>
        <table:table-row table:style-name="ro1">
          <table:table-cell office:value-type="float" office:value="0.985179227941176" calcext:value-type="float">
            <text:p>0.985179227941176</text:p>
          </table:table-cell>
          <table:table-cell office:value-type="float" office:value="0.993029448621554" calcext:value-type="float">
            <text:p>0.993029448621554</text:p>
          </table:table-cell>
          <table:table-cell office:value-type="float" office:value="0.0445083420383069" calcext:value-type="float">
            <text:p>0.044508342038307</text:p>
          </table:table-cell>
          <table:table-cell office:value-type="float" office:value="0.0199913171857869" calcext:value-type="float">
            <text:p>0.019991317185787</text:p>
          </table:table-cell>
        </table:table-row>
        <table:table-row table:style-name="ro1">
          <table:table-cell office:value-type="float" office:value="0.9863907921123" calcext:value-type="float">
            <text:p>0.9863907921123</text:p>
          </table:table-cell>
          <table:table-cell office:value-type="float" office:value="0.997141290726817" calcext:value-type="float">
            <text:p>0.997141290726817</text:p>
          </table:table-cell>
          <table:table-cell office:value-type="float" office:value="0.0423053933858789" calcext:value-type="float">
            <text:p>0.042305393385879</text:p>
          </table:table-cell>
          <table:table-cell office:value-type="float" office:value="0.00966650529498063" calcext:value-type="float">
            <text:p>0.009666505294981</text:p>
          </table:table-cell>
        </table:table-row>
        <table:table-row table:style-name="ro1">
          <table:table-cell office:value-type="float" office:value="0.986202790775401" calcext:value-type="float">
            <text:p>0.986202790775401</text:p>
          </table:table-cell>
          <table:table-cell office:value-type="float" office:value="0.993186090225564" calcext:value-type="float">
            <text:p>0.993186090225564</text:p>
          </table:table-cell>
          <table:table-cell office:value-type="float" office:value="0.0418858637149145" calcext:value-type="float">
            <text:p>0.041885863714915</text:p>
          </table:table-cell>
          <table:table-cell office:value-type="float" office:value="0.020774000466108" calcext:value-type="float">
            <text:p>0.020774000466108</text:p>
          </table:table-cell>
        </table:table-row>
        <table:table-row table:style-name="ro1">
          <table:table-cell office:value-type="float" office:value="0.986651905080214" calcext:value-type="float">
            <text:p>0.986651905080214</text:p>
          </table:table-cell>
          <table:table-cell office:value-type="float" office:value="0.993734335839599" calcext:value-type="float">
            <text:p>0.993734335839599</text:p>
          </table:table-cell>
          <table:table-cell office:value-type="float" office:value="0.0399919214954458" calcext:value-type="float">
            <text:p>0.039991921495446</text:p>
          </table:table-cell>
          <table:table-cell office:value-type="float" office:value="0.0212254249042205" calcext:value-type="float">
            <text:p>0.021225424904221</text:p>
          </table:table-cell>
        </table:table-row>
        <table:table-row table:style-name="ro1">
          <table:table-cell office:value-type="float" office:value="0.987069685828877" calcext:value-type="float">
            <text:p>0.987069685828877</text:p>
          </table:table-cell>
          <table:table-cell office:value-type="float" office:value="0.997376253132832" calcext:value-type="float">
            <text:p>0.997376253132832</text:p>
          </table:table-cell>
          <table:table-cell office:value-type="float" office:value="0.0394509046382933" calcext:value-type="float">
            <text:p>0.039450904638293</text:p>
          </table:table-cell>
          <table:table-cell office:value-type="float" office:value="0.00747900587408996" calcext:value-type="float">
            <text:p>0.00747900587409</text:p>
          </table:table-cell>
        </table:table-row>
        <table:table-row table:style-name="ro1">
          <table:table-cell office:value-type="float" office:value="0.98745613302139" calcext:value-type="float">
            <text:p>0.98745613302139</text:p>
          </table:table-cell>
          <table:table-cell office:value-type="float" office:value="0.997258771929825" calcext:value-type="float">
            <text:p>0.997258771929825</text:p>
          </table:table-cell>
          <table:table-cell office:value-type="float" office:value="0.0386827802096844" calcext:value-type="float">
            <text:p>0.038682780209684</text:p>
          </table:table-cell>
          <table:table-cell office:value-type="float" office:value="0.00922339794774222" calcext:value-type="float">
            <text:p>0.009223397947742</text:p>
          </table:table-cell>
        </table:table-row>
        <table:table-row table:style-name="ro1">
          <table:table-cell office:value-type="float" office:value="0.987508355614973" calcext:value-type="float">
            <text:p>0.987508355614973</text:p>
          </table:table-cell>
          <table:table-cell office:value-type="float" office:value="0.997767857142857" calcext:value-type="float">
            <text:p>0.997767857142857</text:p>
          </table:table-cell>
          <table:table-cell office:value-type="float" office:value="0.0380974649643105" calcext:value-type="float">
            <text:p>0.038097464964311</text:p>
          </table:table-cell>
          <table:table-cell office:value-type="float" office:value="0.0113342066135265" calcext:value-type="float">
            <text:p>0.011334206613527</text:p>
          </table:table-cell>
        </table:table-row>
        <table:table-row table:style-name="ro1">
          <table:table-cell office:value-type="float" office:value="0.987821691176471" calcext:value-type="float">
            <text:p>0.987821691176471</text:p>
          </table:table-cell>
          <table:table-cell office:value-type="float" office:value="0.986019736842105" calcext:value-type="float">
            <text:p>0.986019736842105</text:p>
          </table:table-cell>
          <table:table-cell office:value-type="float" office:value="0.0373563094358433" calcext:value-type="float">
            <text:p>0.037356309435843</text:p>
          </table:table-cell>
          <table:table-cell office:value-type="float" office:value="0.0387915574802106" calcext:value-type="float">
            <text:p>0.038791557480211</text:p>
          </table:table-cell>
        </table:table-row>
        <table:table-row table:style-name="ro1">
          <table:table-cell office:value-type="float" office:value="0.988197693850267" calcext:value-type="float">
            <text:p>0.988197693850267</text:p>
          </table:table-cell>
          <table:table-cell office:value-type="float" office:value="0.996083959899749" calcext:value-type="float">
            <text:p>0.996083959899749</text:p>
          </table:table-cell>
          <table:table-cell office:value-type="float" office:value="0.0364933917444918" calcext:value-type="float">
            <text:p>0.036493391744492</text:p>
          </table:table-cell>
          <table:table-cell office:value-type="float" office:value="0.0121095146653289" calcext:value-type="float">
            <text:p>0.012109514665329</text:p>
          </table:table-cell>
        </table:table-row>
        <table:table-row table:style-name="ro1">
          <table:table-cell office:value-type="float" office:value="0.988406584224599" calcext:value-type="float">
            <text:p>0.988406584224599</text:p>
          </table:table-cell>
          <table:table-cell office:value-type="float" office:value="0.99749373433584" calcext:value-type="float">
            <text:p>0.99749373433584</text:p>
          </table:table-cell>
          <table:table-cell office:value-type="float" office:value="0.0365675052698813" calcext:value-type="float">
            <text:p>0.036567505269881</text:p>
          </table:table-cell>
          <table:table-cell office:value-type="float" office:value="0.00919177659809412" calcext:value-type="float">
            <text:p>0.009191776598094</text:p>
          </table:table-cell>
        </table:table-row>
        <table:table-row table:style-name="ro1">
          <table:table-cell office:value-type="float" office:value="0.988375250668449" calcext:value-type="float">
            <text:p>0.988375250668449</text:p>
          </table:table-cell>
          <table:table-cell office:value-type="float" office:value="0.998394423558897" calcext:value-type="float">
            <text:p>0.998394423558897</text:p>
          </table:table-cell>
          <table:table-cell office:value-type="float" office:value="0.0351317986647399" calcext:value-type="float">
            <text:p>0.03513179866474</text:p>
          </table:table-cell>
          <table:table-cell office:value-type="float" office:value="0.0067489773726466" calcext:value-type="float">
            <text:p>0.006748977372647</text:p>
          </table:table-cell>
        </table:table-row>
        <table:table-row table:style-name="ro1">
          <table:table-cell office:value-type="float" office:value="0.989973262032085" calcext:value-type="float">
            <text:p>0.989973262032085</text:p>
          </table:table-cell>
          <table:table-cell office:value-type="float" office:value="0.99906015037594" calcext:value-type="float">
            <text:p>0.99906015037594</text:p>
          </table:table-cell>
          <table:table-cell office:value-type="float" office:value="0.0321219891611204" calcext:value-type="float">
            <text:p>0.03212198916112</text:p>
          </table:table-cell>
          <table:table-cell office:value-type="float" office:value="0.00444350132695268" calcext:value-type="float">
            <text:p>0.004443501326953</text:p>
          </table:table-cell>
        </table:table-row>
        <table:table-row table:style-name="ro1">
          <table:table-cell office:value-type="float" office:value="0.988719919786096" calcext:value-type="float">
            <text:p>0.988719919786096</text:p>
          </table:table-cell>
          <table:table-cell office:value-type="float" office:value="0.996162280701754" calcext:value-type="float">
            <text:p>0.996162280701754</text:p>
          </table:table-cell>
          <table:table-cell office:value-type="float" office:value="0.0333272629136129" calcext:value-type="float">
            <text:p>0.033327262913613</text:p>
          </table:table-cell>
          <table:table-cell office:value-type="float" office:value="0.0134982223971747" calcext:value-type="float">
            <text:p>0.013498222397175</text:p>
          </table:table-cell>
        </table:table-row>
        <table:table-row table:style-name="ro1">
          <table:table-cell office:value-type="float" office:value="0.989576370320856" calcext:value-type="float">
            <text:p>0.989576370320856</text:p>
          </table:table-cell>
          <table:table-cell office:value-type="float" office:value="0.991188909774436" calcext:value-type="float">
            <text:p>0.991188909774436</text:p>
          </table:table-cell>
          <table:table-cell office:value-type="float" office:value="0.031416836532885" calcext:value-type="float">
            <text:p>0.031416836532885</text:p>
          </table:table-cell>
          <table:table-cell office:value-type="float" office:value="0.0218002520566021" calcext:value-type="float">
            <text:p>0.021800252056602</text:p>
          </table:table-cell>
        </table:table-row>
        <table:table-row table:style-name="ro1">
          <table:table-cell office:value-type="float" office:value="0.989169034090909" calcext:value-type="float">
            <text:p>0.989169034090909</text:p>
          </table:table-cell>
          <table:table-cell office:value-type="float" office:value="0.998668546365915" calcext:value-type="float">
            <text:p>0.998668546365915</text:p>
          </table:table-cell>
          <table:table-cell office:value-type="float" office:value="0.0332415921842241" calcext:value-type="float">
            <text:p>0.033241592184224</text:p>
          </table:table-cell>
          <table:table-cell office:value-type="float" office:value="0.00483340694647591" calcext:value-type="float">
            <text:p>0.004833406946476</text:p>
          </table:table-cell>
        </table:table-row>
        <table:table-row table:style-name="ro1">
          <table:table-cell office:value-type="float" office:value="0.989816594251337" calcext:value-type="float">
            <text:p>0.989816594251337</text:p>
          </table:table-cell>
          <table:table-cell office:value-type="float" office:value="0.998707706766917" calcext:value-type="float">
            <text:p>0.998707706766917</text:p>
          </table:table-cell>
          <table:table-cell office:value-type="float" office:value="0.0310528945225369" calcext:value-type="float">
            <text:p>0.031052894522537</text:p>
          </table:table-cell>
          <table:table-cell office:value-type="float" office:value="0.00495956138603245" calcext:value-type="float">
            <text:p>0.004959561386032</text:p>
          </table:table-cell>
        </table:table-row>
        <table:table-row table:style-name="ro1">
          <table:table-cell office:value-type="float" office:value="0.990349264705882" calcext:value-type="float">
            <text:p>0.990349264705882</text:p>
          </table:table-cell>
          <table:table-cell office:value-type="float" office:value="0.99859022556391" calcext:value-type="float">
            <text:p>0.99859022556391</text:p>
          </table:table-cell>
          <table:table-cell office:value-type="float" office:value="0.0298168306471002" calcext:value-type="float">
            <text:p>0.0298168306471</text:p>
          </table:table-cell>
          <table:table-cell office:value-type="float" office:value="0.00535371390437295" calcext:value-type="float">
            <text:p>0.005353713904373</text:p>
          </table:table-cell>
        </table:table-row>
        <table:table-row table:style-name="ro1">
          <table:table-cell office:value-type="float" office:value="0.990192596925134" calcext:value-type="float">
            <text:p>0.990192596925134</text:p>
          </table:table-cell>
          <table:table-cell office:value-type="float" office:value="0.998629385964912" calcext:value-type="float">
            <text:p>0.998629385964912</text:p>
          </table:table-cell>
          <table:table-cell office:value-type="float" office:value="0.0308077957867637" calcext:value-type="float">
            <text:p>0.030807795786764</text:p>
          </table:table-cell>
          <table:table-cell office:value-type="float" office:value="0.00625695906553819" calcext:value-type="float">
            <text:p>0.006256959065538</text:p>
          </table:table-cell>
        </table:table-row>
        <table:table-row table:style-name="ro1">
          <table:table-cell office:value-type="float" office:value="0.990861046122994" calcext:value-type="float">
            <text:p>0.990861046122994</text:p>
          </table:table-cell>
          <table:table-cell office:value-type="float" office:value="0.994478383458647" calcext:value-type="float">
            <text:p>0.994478383458647</text:p>
          </table:table-cell>
          <table:table-cell office:value-type="float" office:value="0.0292041846163785" calcext:value-type="float">
            <text:p>0.029204184616379</text:p>
          </table:table-cell>
          <table:table-cell office:value-type="float" office:value="0.0167940630092295" calcext:value-type="float">
            <text:p>0.01679406300923</text:p>
          </table:table-cell>
        </table:table-row>
        <table:table-row table:style-name="ro1">
          <table:table-cell office:value-type="float" office:value="0.991174381684492" calcext:value-type="float">
            <text:p>0.991174381684492</text:p>
          </table:table-cell>
          <table:table-cell office:value-type="float" office:value="0.993695175438596" calcext:value-type="float">
            <text:p>0.993695175438596</text:p>
          </table:table-cell>
          <table:table-cell office:value-type="float" office:value="0.0287390778786287" calcext:value-type="float">
            <text:p>0.028739077878629</text:p>
          </table:table-cell>
          <table:table-cell office:value-type="float" office:value="0.0188540320251243" calcext:value-type="float">
            <text:p>0.018854032025124</text:p>
          </table:table-cell>
        </table:table-row>
        <table:table-row table:style-name="ro1">
          <table:table-cell office:value-type="float" office:value="0.990505932486631" calcext:value-type="float">
            <text:p>0.990505932486631</text:p>
          </table:table-cell>
          <table:table-cell office:value-type="float" office:value="0.994830827067669" calcext:value-type="float">
            <text:p>0.994830827067669</text:p>
          </table:table-cell>
          <table:table-cell office:value-type="float" office:value="0.0295590455228383" calcext:value-type="float">
            <text:p>0.029559045522838</text:p>
          </table:table-cell>
          <table:table-cell office:value-type="float" office:value="0.0164591901036117" calcext:value-type="float">
            <text:p>0.016459190103612</text:p>
          </table:table-cell>
        </table:table-row>
        <table:table-row table:style-name="ro1">
          <table:table-cell office:value-type="float" office:value="0.990286597593583" calcext:value-type="float">
            <text:p>0.990286597593583</text:p>
          </table:table-cell>
          <table:table-cell office:value-type="float" office:value="0.996788847117794" calcext:value-type="float">
            <text:p>0.996788847117794</text:p>
          </table:table-cell>
          <table:table-cell office:value-type="float" office:value="0.0303867963907651" calcext:value-type="float">
            <text:p>0.030386796390765</text:p>
          </table:table-cell>
          <table:table-cell office:value-type="float" office:value="0.0100919256555356" calcext:value-type="float">
            <text:p>0.010091925655536</text:p>
          </table:table-cell>
        </table:table-row>
        <table:table-row table:style-name="ro1">
          <table:table-cell office:value-type="float" office:value="0.99063126671123" calcext:value-type="float">
            <text:p>0.99063126671123</text:p>
          </table:table-cell>
          <table:table-cell office:value-type="float" office:value="0.993186090225564" calcext:value-type="float">
            <text:p>0.993186090225564</text:p>
          </table:table-cell>
          <table:table-cell office:value-type="float" office:value="0.0301749405965611" calcext:value-type="float">
            <text:p>0.030174940596561</text:p>
          </table:table-cell>
          <table:table-cell office:value-type="float" office:value="0.0201617835276952" calcext:value-type="float">
            <text:p>0.020161783527695</text:p>
          </table:table-cell>
        </table:table-row>
        <table:table-row table:style-name="ro1">
          <table:table-cell office:value-type="float" office:value="0.991268382352941" calcext:value-type="float">
            <text:p>0.991268382352941</text:p>
          </table:table-cell>
          <table:table-cell office:value-type="float" office:value="0.99874686716792" calcext:value-type="float">
            <text:p>0.99874686716792</text:p>
          </table:table-cell>
          <table:table-cell office:value-type="float" office:value="0.0284704733584462" calcext:value-type="float">
            <text:p>0.028470473358446</text:p>
          </table:table-cell>
          <table:table-cell office:value-type="float" office:value="0.00383045773864602" calcext:value-type="float">
            <text:p>0.003830457738646</text:p>
          </table:table-cell>
        </table:table-row>
        <table:table-row table:style-name="ro1">
          <table:table-cell office:value-type="float" office:value="0.991310160427808" calcext:value-type="float">
            <text:p>0.991310160427808</text:p>
          </table:table-cell>
          <table:table-cell office:value-type="float" office:value="0.99874686716792" calcext:value-type="float">
            <text:p>0.99874686716792</text:p>
          </table:table-cell>
          <table:table-cell office:value-type="float" office:value="0.0279287581379662" calcext:value-type="float">
            <text:p>0.027928758137966</text:p>
          </table:table-cell>
          <table:table-cell office:value-type="float" office:value="0.00405336202934302" calcext:value-type="float">
            <text:p>0.004053362029343</text:p>
          </table:table-cell>
        </table:table-row>
        <table:table-row table:style-name="ro1">
          <table:table-cell office:value-type="float" office:value="0.991090825534759" calcext:value-type="float">
            <text:p>0.991090825534759</text:p>
          </table:table-cell>
          <table:table-cell office:value-type="float" office:value="0.998981829573935" calcext:value-type="float">
            <text:p>0.998981829573935</text:p>
          </table:table-cell>
          <table:table-cell office:value-type="float" office:value="0.0272275093350406" calcext:value-type="float">
            <text:p>0.027227509335041</text:p>
          </table:table-cell>
          <table:table-cell office:value-type="float" office:value="0.00488091527214217" calcext:value-type="float">
            <text:p>0.004880915272142</text:p>
          </table:table-cell>
        </table:table-row>
        <table:table-row table:style-name="ro1">
          <table:table-cell office:value-type="float" office:value="0.991696607620321" calcext:value-type="float">
            <text:p>0.991696607620321</text:p>
          </table:table-cell>
          <table:table-cell office:value-type="float" office:value="0.998864348370927" calcext:value-type="float">
            <text:p>0.998864348370927</text:p>
          </table:table-cell>
          <table:table-cell office:value-type="float" office:value="0.0260677546262829" calcext:value-type="float">
            <text:p>0.026067754626283</text:p>
          </table:table-cell>
          <table:table-cell office:value-type="float" office:value="0.00382385506515691" calcext:value-type="float">
            <text:p>0.003823855065157</text:p>
          </table:table-cell>
        </table:table-row>
        <table:table-row table:style-name="ro1">
          <table:table-cell office:value-type="float" office:value="0.99215616644385" calcext:value-type="float">
            <text:p>0.99215616644385</text:p>
          </table:table-cell>
          <table:table-cell office:value-type="float" office:value="0.995104949874687" calcext:value-type="float">
            <text:p>0.995104949874687</text:p>
          </table:table-cell>
          <table:table-cell office:value-type="float" office:value="0.0263908047241094" calcext:value-type="float">
            <text:p>0.026390804724109</text:p>
          </table:table-cell>
          <table:table-cell office:value-type="float" office:value="0.0160922101523172" calcext:value-type="float">
            <text:p>0.016092210152317</text:p>
          </table:table-cell>
        </table:table-row>
        <table:table-row table:style-name="ro1">
          <table:table-cell office:value-type="float" office:value="0.991257937834225" calcext:value-type="float">
            <text:p>0.991257937834225</text:p>
          </table:table-cell>
          <table:table-cell office:value-type="float" office:value="0.994439223057644" calcext:value-type="float">
            <text:p>0.994439223057644</text:p>
          </table:table-cell>
          <table:table-cell office:value-type="float" office:value="0.0282320121803831" calcext:value-type="float">
            <text:p>0.028232012180383</text:p>
          </table:table-cell>
          <table:table-cell office:value-type="float" office:value="0.0175737724726276" calcext:value-type="float">
            <text:p>0.017573772472628</text:p>
          </table:table-cell>
        </table:table-row>
        <table:table-row table:style-name="ro1">
          <table:table-cell office:value-type="float" office:value="0.991727941176471" calcext:value-type="float">
            <text:p>0.991727941176471</text:p>
          </table:table-cell>
          <table:table-cell office:value-type="float" office:value="0.995222431077694" calcext:value-type="float">
            <text:p>0.995222431077694</text:p>
          </table:table-cell>
          <table:table-cell office:value-type="float" office:value="0.0255385464012596" calcext:value-type="float">
            <text:p>0.02553854640126</text:p>
          </table:table-cell>
          <table:table-cell office:value-type="float" office:value="0.0153137782822307" calcext:value-type="float">
            <text:p>0.015313778282231</text:p>
          </table:table-cell>
        </table:table-row>
        <table:table-row table:style-name="ro1">
          <table:table-cell office:value-type="float" office:value="0.991613051470588" calcext:value-type="float">
            <text:p>0.991613051470588</text:p>
          </table:table-cell>
          <table:table-cell office:value-type="float" office:value="0.995574874686717" calcext:value-type="float">
            <text:p>0.995574874686717</text:p>
          </table:table-cell>
          <table:table-cell office:value-type="float" office:value="0.0272295173059845" calcext:value-type="float">
            <text:p>0.027229517305985</text:p>
          </table:table-cell>
          <table:table-cell office:value-type="float" office:value="0.0133867608583159" calcext:value-type="float">
            <text:p>0.013386760858316</text:p>
          </table:table-cell>
        </table:table-row>
        <table:table-row table:style-name="ro1">
          <table:table-cell office:value-type="float" office:value="0.991675718582888" calcext:value-type="float">
            <text:p>0.991675718582888</text:p>
          </table:table-cell>
          <table:table-cell office:value-type="float" office:value="0.999295112781955" calcext:value-type="float">
            <text:p>0.999295112781955</text:p>
          </table:table-cell>
          <table:table-cell office:value-type="float" office:value="0.0282071191245085" calcext:value-type="float">
            <text:p>0.028207119124509</text:p>
          </table:table-cell>
          <table:table-cell office:value-type="float" office:value="0.00409845040758" calcext:value-type="float">
            <text:p>0.00409845040758</text:p>
          </table:table-cell>
        </table:table-row>
        <table:table-row table:style-name="ro1">
          <table:table-cell office:value-type="float" office:value="0.991769719251337" calcext:value-type="float">
            <text:p>0.991769719251337</text:p>
          </table:table-cell>
          <table:table-cell office:value-type="float" office:value="0.997258771929825" calcext:value-type="float">
            <text:p>0.997258771929825</text:p>
          </table:table-cell>
          <table:table-cell office:value-type="float" office:value="0.0262093818581169" calcext:value-type="float">
            <text:p>0.026209381858117</text:p>
          </table:table-cell>
          <table:table-cell office:value-type="float" office:value="0.00955733916319453" calcext:value-type="float">
            <text:p>0.009557339163195</text:p>
          </table:table-cell>
        </table:table-row>
        <table:table-row table:style-name="ro1">
          <table:table-cell office:value-type="float" office:value="0.991999498663101" calcext:value-type="float">
            <text:p>0.991999498663101</text:p>
          </table:table-cell>
          <table:table-cell office:value-type="float" office:value="0.998198621553885" calcext:value-type="float">
            <text:p>0.998198621553885</text:p>
          </table:table-cell>
          <table:table-cell office:value-type="float" office:value="0.0248391385044271" calcext:value-type="float">
            <text:p>0.024839138504427</text:p>
          </table:table-cell>
          <table:table-cell office:value-type="float" office:value="0.00733240970955939" calcext:value-type="float">
            <text:p>0.007332409709559</text:p>
          </table:table-cell>
        </table:table-row>
        <table:table-row table:style-name="ro1">
          <table:table-cell office:value-type="float" office:value="0.992051721256684" calcext:value-type="float">
            <text:p>0.992051721256684</text:p>
          </table:table-cell>
          <table:table-cell office:value-type="float" office:value="0.998981829573935" calcext:value-type="float">
            <text:p>0.998981829573935</text:p>
          </table:table-cell>
          <table:table-cell office:value-type="float" office:value="0.0249532701857917" calcext:value-type="float">
            <text:p>0.024953270185792</text:p>
          </table:table-cell>
          <table:table-cell office:value-type="float" office:value="0.00331917642380315" calcext:value-type="float">
            <text:p>0.003319176423803</text:p>
          </table:table-cell>
        </table:table-row>
        <table:table-row table:style-name="ro1">
          <table:table-cell office:value-type="float" office:value="0.992030832219251" calcext:value-type="float">
            <text:p>0.992030832219251</text:p>
          </table:table-cell>
          <table:table-cell office:value-type="float" office:value="0.99827694235589" calcext:value-type="float">
            <text:p>0.99827694235589</text:p>
          </table:table-cell>
          <table:table-cell office:value-type="float" office:value="0.0241156676988417" calcext:value-type="float">
            <text:p>0.024115667698842</text:p>
          </table:table-cell>
          <table:table-cell office:value-type="float" office:value="0.00482889831876225" calcext:value-type="float">
            <text:p>0.004828898318762</text:p>
          </table:table-cell>
        </table:table-row>
        <table:table-row table:style-name="ro1">
          <table:table-cell office:value-type="float" office:value="0.992573947192513" calcext:value-type="float">
            <text:p>0.992573947192513</text:p>
          </table:table-cell>
          <table:table-cell office:value-type="float" office:value="0.999334273182957" calcext:value-type="float">
            <text:p>0.999334273182957</text:p>
          </table:table-cell>
          <table:table-cell office:value-type="float" office:value="0.0246436584003968" calcext:value-type="float">
            <text:p>0.024643658400397</text:p>
          </table:table-cell>
          <table:table-cell office:value-type="float" office:value="0.00214171999196334" calcext:value-type="float">
            <text:p>0.002141719991963</text:p>
          </table:table-cell>
        </table:table-row>
        <table:table-row table:style-name="ro1">
          <table:table-cell office:value-type="float" office:value="0.992375501336898" calcext:value-type="float">
            <text:p>0.992375501336898</text:p>
          </table:table-cell>
          <table:table-cell office:value-type="float" office:value="0.999020989974937" calcext:value-type="float">
            <text:p>0.999020989974937</text:p>
          </table:table-cell>
          <table:table-cell office:value-type="float" office:value="0.0240186220973864" calcext:value-type="float">
            <text:p>0.024018622097387</text:p>
          </table:table-cell>
          <table:table-cell office:value-type="float" office:value="0.00309261792746729" calcext:value-type="float">
            <text:p>0.003092617927467</text:p>
          </table:table-cell>
        </table:table-row>
        <table:table-row table:style-name="ro1">
          <table:table-cell office:value-type="float" office:value="0.991978609625668" calcext:value-type="float">
            <text:p>0.991978609625668</text:p>
          </table:table-cell>
          <table:table-cell office:value-type="float" office:value="0.997846177944862" calcext:value-type="float">
            <text:p>0.997846177944862</text:p>
          </table:table-cell>
          <table:table-cell office:value-type="float" office:value="0.0245375813952914" calcext:value-type="float">
            <text:p>0.024537581395292</text:p>
          </table:table-cell>
          <table:table-cell office:value-type="float" office:value="0.00705530577536485" calcext:value-type="float">
            <text:p>0.007055305775365</text:p>
          </table:table-cell>
        </table:table-row>
        <table:table-row table:style-name="ro1">
          <table:table-cell office:value-type="float" office:value="0.9922501671123" calcext:value-type="float">
            <text:p>0.9922501671123</text:p>
          </table:table-cell>
          <table:table-cell office:value-type="float" office:value="0.998786027568922" calcext:value-type="float">
            <text:p>0.998786027568922</text:p>
          </table:table-cell>
          <table:table-cell office:value-type="float" office:value="0.0258750269234135" calcext:value-type="float">
            <text:p>0.025875026923414</text:p>
          </table:table-cell>
          <table:table-cell office:value-type="float" office:value="0.00434243120549584" calcext:value-type="float">
            <text:p>0.004342431205496</text:p>
          </table:table-cell>
        </table:table-row>
        <table:table-row table:style-name="ro1">
          <table:table-cell office:value-type="float" office:value="0.992960394385027" calcext:value-type="float">
            <text:p>0.992960394385027</text:p>
          </table:table-cell>
          <table:table-cell office:value-type="float" office:value="0.998942669172932" calcext:value-type="float">
            <text:p>0.998942669172932</text:p>
          </table:table-cell>
          <table:table-cell office:value-type="float" office:value="0.0248155706900613" calcext:value-type="float">
            <text:p>0.024815570690061</text:p>
          </table:table-cell>
          <table:table-cell office:value-type="float" office:value="0.00398296379407975" calcext:value-type="float">
            <text:p>0.00398296379408</text:p>
          </table:table-cell>
        </table:table-row>
        <table:table-row table:style-name="ro1">
          <table:table-cell office:value-type="float" office:value="0.992887282754011" calcext:value-type="float">
            <text:p>0.992887282754011</text:p>
          </table:table-cell>
          <table:table-cell office:value-type="float" office:value="0.99906015037594" calcext:value-type="float">
            <text:p>0.99906015037594</text:p>
          </table:table-cell>
          <table:table-cell office:value-type="float" office:value="0.0245079798508482" calcext:value-type="float">
            <text:p>0.024507979850848</text:p>
          </table:table-cell>
          <table:table-cell office:value-type="float" office:value="0.00267654681550524" calcext:value-type="float">
            <text:p>0.002676546815505</text:p>
          </table:table-cell>
        </table:table-row>
        <table:table-row table:style-name="ro1">
          <table:table-cell office:value-type="float" office:value="0.992761948529412" calcext:value-type="float">
            <text:p>0.992761948529412</text:p>
          </table:table-cell>
          <table:table-cell office:value-type="float" office:value="0.997062969924812" calcext:value-type="float">
            <text:p>0.997062969924812</text:p>
          </table:table-cell>
          <table:table-cell office:value-type="float" office:value="0.023357932838003" calcext:value-type="float">
            <text:p>0.023357932838003</text:p>
          </table:table-cell>
          <table:table-cell office:value-type="float" office:value="0.00804280582833188" calcext:value-type="float">
            <text:p>0.008042805828332</text:p>
          </table:table-cell>
        </table:table-row>
        <table:table-row table:style-name="ro1">
          <table:table-cell office:value-type="float" office:value="0.992887282754011" calcext:value-type="float">
            <text:p>0.992887282754011</text:p>
          </table:table-cell>
          <table:table-cell office:value-type="float" office:value="0.998198621553885" calcext:value-type="float">
            <text:p>0.998198621553885</text:p>
          </table:table-cell>
          <table:table-cell office:value-type="float" office:value="0.0239143461102659" calcext:value-type="float">
            <text:p>0.023914346110266</text:p>
          </table:table-cell>
          <table:table-cell office:value-type="float" office:value="0.00539677853905396" calcext:value-type="float">
            <text:p>0.005396778539054</text:p>
          </table:table-cell>
        </table:table-row>
        <table:table-row table:style-name="ro1">
          <table:table-cell office:value-type="float" office:value="0.992688836898396" calcext:value-type="float">
            <text:p>0.992688836898396</text:p>
          </table:table-cell>
          <table:table-cell office:value-type="float" office:value="0.996044799498747" calcext:value-type="float">
            <text:p>0.996044799498747</text:p>
          </table:table-cell>
          <table:table-cell office:value-type="float" office:value="0.0240843755491709" calcext:value-type="float">
            <text:p>0.024084375549171</text:p>
          </table:table-cell>
          <table:table-cell office:value-type="float" office:value="0.0120669529186885" calcext:value-type="float">
            <text:p>0.012066952918689</text:p>
          </table:table-cell>
        </table:table-row>
        <table:table-row table:style-name="ro1">
          <table:table-cell office:value-type="float" office:value="0.993190173796791" calcext:value-type="float">
            <text:p>0.993190173796791</text:p>
          </table:table-cell>
          <table:table-cell office:value-type="float" office:value="0.98500156641604" calcext:value-type="float">
            <text:p>0.98500156641604</text:p>
          </table:table-cell>
          <table:table-cell office:value-type="float" office:value="0.0228950833200282" calcext:value-type="float">
            <text:p>0.022895083320028</text:p>
          </table:table-cell>
          <table:table-cell office:value-type="float" office:value="0.048375195409482" calcext:value-type="float">
            <text:p>0.048375195409482</text:p>
          </table:table-cell>
        </table:table-row>
        <table:table-row table:style-name="ro1">
          <table:table-cell office:value-type="float" office:value="0.993002172459893" calcext:value-type="float">
            <text:p>0.993002172459893</text:p>
          </table:table-cell>
          <table:table-cell office:value-type="float" office:value="0.999412593984962" calcext:value-type="float">
            <text:p>0.999412593984962</text:p>
          </table:table-cell>
          <table:table-cell office:value-type="float" office:value="0.0218589887493729" calcext:value-type="float">
            <text:p>0.021858988749373</text:p>
          </table:table-cell>
          <table:table-cell office:value-type="float" office:value="0.00220963611980752" calcext:value-type="float">
            <text:p>0.002209636119808</text:p>
          </table:table-cell>
        </table:table-row>
        <table:table-row table:style-name="ro1">
          <table:table-cell office:value-type="float" office:value="0.992866393716577" calcext:value-type="float">
            <text:p>0.992866393716577</text:p>
          </table:table-cell>
          <table:table-cell office:value-type="float" office:value="0.9984335839599" calcext:value-type="float">
            <text:p>0.9984335839599</text:p>
          </table:table-cell>
          <table:table-cell office:value-type="float" office:value="0.0242039963189353" calcext:value-type="float">
            <text:p>0.024203996318935</text:p>
          </table:table-cell>
          <table:table-cell office:value-type="float" office:value="0.00546529552912832" calcext:value-type="float">
            <text:p>0.005465295529128</text:p>
          </table:table-cell>
        </table:table-row>
        <table:table-row table:style-name="ro1">
          <table:table-cell office:value-type="float" office:value="0.992887282754011" calcext:value-type="float">
            <text:p>0.992887282754011</text:p>
          </table:table-cell>
          <table:table-cell office:value-type="float" office:value="0.999451754385965" calcext:value-type="float">
            <text:p>0.999451754385965</text:p>
          </table:table-cell>
          <table:table-cell office:value-type="float" office:value="0.023011297956436" calcext:value-type="float">
            <text:p>0.023011297956436</text:p>
          </table:table-cell>
          <table:table-cell office:value-type="float" office:value="0.00196461968240832" calcext:value-type="float">
            <text:p>0.001964619682408</text:p>
          </table:table-cell>
        </table:table-row>
        <table:table-row table:style-name="ro1">
          <table:table-cell office:value-type="float" office:value="0.99291861631016" calcext:value-type="float">
            <text:p>0.99291861631016</text:p>
          </table:table-cell>
          <table:table-cell office:value-type="float" office:value="0.990405701754386" calcext:value-type="float">
            <text:p>0.990405701754386</text:p>
          </table:table-cell>
          <table:table-cell office:value-type="float" office:value="0.0231113172279908" calcext:value-type="float">
            <text:p>0.023111317227991</text:p>
          </table:table-cell>
          <table:table-cell office:value-type="float" office:value="0.035095051534895" calcext:value-type="float">
            <text:p>0.035095051534895</text:p>
          </table:table-cell>
        </table:table-row>
        <table:table-row table:style-name="ro1">
          <table:table-cell office:value-type="float" office:value="0.992814171122994" calcext:value-type="float">
            <text:p>0.992814171122994</text:p>
          </table:table-cell>
          <table:table-cell office:value-type="float" office:value="0.999569235588972" calcext:value-type="float">
            <text:p>0.999569235588972</text:p>
          </table:table-cell>
          <table:table-cell office:value-type="float" office:value="0.0242532138149216" calcext:value-type="float">
            <text:p>0.024253213814922</text:p>
          </table:table-cell>
          <table:table-cell office:value-type="float" office:value="0.00113305423789704" calcext:value-type="float">
            <text:p>0.001133054237897</text:p>
          </table:table-cell>
        </table:table-row>
        <table:table-row table:style-name="ro1">
          <table:table-cell office:value-type="float" office:value="0.993064839572192" calcext:value-type="float">
            <text:p>0.993064839572192</text:p>
          </table:table-cell>
          <table:table-cell office:value-type="float" office:value="0.998981829573935" calcext:value-type="float">
            <text:p>0.998981829573935</text:p>
          </table:table-cell>
          <table:table-cell office:value-type="float" office:value="0.0233132877897759" calcext:value-type="float">
            <text:p>0.023313287789776</text:p>
          </table:table-cell>
          <table:table-cell office:value-type="float" office:value="0.00341953149999606" calcext:value-type="float">
            <text:p>0.003419531499996</text:p>
          </table:table-cell>
        </table:table-row>
        <table:table-row table:style-name="ro1">
          <table:table-cell office:value-type="float" office:value="0.993221507352941" calcext:value-type="float">
            <text:p>0.993221507352941</text:p>
          </table:table-cell>
          <table:table-cell office:value-type="float" office:value="0.992598684210526" calcext:value-type="float">
            <text:p>0.992598684210526</text:p>
          </table:table-cell>
          <table:table-cell office:value-type="float" office:value="0.0237578808402411" calcext:value-type="float">
            <text:p>0.023757880840241</text:p>
          </table:table-cell>
          <table:table-cell office:value-type="float" office:value="0.0235758087863241" calcext:value-type="float">
            <text:p>0.023575808786324</text:p>
          </table:table-cell>
        </table:table-row>
        <table:table-row table:style-name="ro1">
          <table:table-cell office:value-type="float" office:value="0.993263285427808" calcext:value-type="float">
            <text:p>0.993263285427808</text:p>
          </table:table-cell>
          <table:table-cell office:value-type="float" office:value="0.997102130325814" calcext:value-type="float">
            <text:p>0.997102130325814</text:p>
          </table:table-cell>
          <table:table-cell office:value-type="float" office:value="0.0236925046736756" calcext:value-type="float">
            <text:p>0.023692504673676</text:p>
          </table:table-cell>
          <table:table-cell office:value-type="float" office:value="0.00943308016960879" calcext:value-type="float">
            <text:p>0.009433080169609</text:p>
          </table:table-cell>
        </table:table-row>
        <table:table-row table:style-name="ro1">
          <table:table-cell office:value-type="float" office:value="0.992970838903743" calcext:value-type="float">
            <text:p>0.992970838903743</text:p>
          </table:table-cell>
          <table:table-cell office:value-type="float" office:value="0.997258771929825" calcext:value-type="float">
            <text:p>0.997258771929825</text:p>
          </table:table-cell>
          <table:table-cell office:value-type="float" office:value="0.0233147464145099" calcext:value-type="float">
            <text:p>0.02331474641451</text:p>
          </table:table-cell>
          <table:table-cell office:value-type="float" office:value="0.00944700833847458" calcext:value-type="float">
            <text:p>0.009447008338475</text:p>
          </table:table-cell>
        </table:table-row>
        <table:table-row table:style-name="ro1">
          <table:table-cell office:value-type="float" office:value="0.993785511363636" calcext:value-type="float">
            <text:p>0.993785511363636</text:p>
          </table:table-cell>
          <table:table-cell office:value-type="float" office:value="0.999334273182957" calcext:value-type="float">
            <text:p>0.999334273182957</text:p>
          </table:table-cell>
          <table:table-cell office:value-type="float" office:value="0.0219657694812125" calcext:value-type="float">
            <text:p>0.021965769481213</text:p>
          </table:table-cell>
          <table:table-cell office:value-type="float" office:value="0.00271758577416032" calcext:value-type="float">
            <text:p>0.00271758577416</text:p>
          </table:table-cell>
        </table:table-row>
        <table:table-row table:style-name="ro1">
          <table:table-cell office:value-type="float" office:value="0.993618399064171" calcext:value-type="float">
            <text:p>0.993618399064171</text:p>
          </table:table-cell>
          <table:table-cell office:value-type="float" office:value="0.999451754385965" calcext:value-type="float">
            <text:p>0.999451754385965</text:p>
          </table:table-cell>
          <table:table-cell office:value-type="float" office:value="0.0215622028601926" calcext:value-type="float">
            <text:p>0.021562202860193</text:p>
          </table:table-cell>
          <table:table-cell office:value-type="float" office:value="0.00177101361107948" calcext:value-type="float">
            <text:p>0.001771013611079</text:p>
          </table:table-cell>
        </table:table-row>
        <table:table-row table:style-name="ro1">
          <table:table-cell office:value-type="float" office:value="0.993440842245989" calcext:value-type="float">
            <text:p>0.993440842245989</text:p>
          </table:table-cell>
          <table:table-cell office:value-type="float" office:value="0.999138471177945" calcext:value-type="float">
            <text:p>0.999138471177945</text:p>
          </table:table-cell>
          <table:table-cell office:value-type="float" office:value="0.0230795128397281" calcext:value-type="float">
            <text:p>0.023079512839728</text:p>
          </table:table-cell>
          <table:table-cell office:value-type="float" office:value="0.0029221759850383" calcext:value-type="float">
            <text:p>0.002922175985038</text:p>
          </table:table-cell>
        </table:table-row>
        <table:table-row table:style-name="ro1">
          <table:table-cell office:value-type="float" office:value="0.993722844251337" calcext:value-type="float">
            <text:p>0.993722844251337</text:p>
          </table:table-cell>
          <table:table-cell office:value-type="float" office:value="0.999569235588972" calcext:value-type="float">
            <text:p>0.999569235588972</text:p>
          </table:table-cell>
          <table:table-cell office:value-type="float" office:value="0.0209132602983925" calcext:value-type="float">
            <text:p>0.020913260298393</text:p>
          </table:table-cell>
          <table:table-cell office:value-type="float" office:value="0.00191034889233089" calcext:value-type="float">
            <text:p>0.001910348892331</text:p>
          </table:table-cell>
        </table:table-row>
        <table:table-row table:style-name="ro1">
          <table:table-cell office:value-type="float" office:value="0.993430397727273" calcext:value-type="float">
            <text:p>0.993430397727273</text:p>
          </table:table-cell>
          <table:table-cell office:value-type="float" office:value="0.999020989974937" calcext:value-type="float">
            <text:p>0.999020989974937</text:p>
          </table:table-cell>
          <table:table-cell office:value-type="float" office:value="0.0216568247459603" calcext:value-type="float">
            <text:p>0.02165682474596</text:p>
          </table:table-cell>
          <table:table-cell office:value-type="float" office:value="0.00336142667393211" calcext:value-type="float">
            <text:p>0.003361426673932</text:p>
          </table:table-cell>
        </table:table-row>
        <table:table-row table:style-name="ro1">
          <table:table-cell office:value-type="float" office:value="0.993513953877005" calcext:value-type="float">
            <text:p>0.993513953877005</text:p>
          </table:table-cell>
          <table:table-cell office:value-type="float" office:value="0.995339912280702" calcext:value-type="float">
            <text:p>0.995339912280702</text:p>
          </table:table-cell>
          <table:table-cell office:value-type="float" office:value="0.0215579366104437" calcext:value-type="float">
            <text:p>0.021557936610444</text:p>
          </table:table-cell>
          <table:table-cell office:value-type="float" office:value="0.0137510781691673" calcext:value-type="float">
            <text:p>0.013751078169167</text:p>
          </table:table-cell>
        </table:table-row>
        <table:table-row table:style-name="ro1">
          <table:table-cell office:value-type="float" office:value="0.993576620989305" calcext:value-type="float">
            <text:p>0.993576620989305</text:p>
          </table:table-cell>
          <table:table-cell office:value-type="float" office:value="0.998159461152882" calcext:value-type="float">
            <text:p>0.998159461152882</text:p>
          </table:table-cell>
          <table:table-cell office:value-type="float" office:value="0.0220081905333888" calcext:value-type="float">
            <text:p>0.022008190533389</text:p>
          </table:table-cell>
          <table:table-cell office:value-type="float" office:value="0.00499457035622621" calcext:value-type="float">
            <text:p>0.004994570356226</text:p>
          </table:table-cell>
        </table:table-row>
        <table:table-row table:style-name="ro1">
          <table:table-cell office:value-type="float" office:value="0.993754177807486" calcext:value-type="float">
            <text:p>0.993754177807486</text:p>
          </table:table-cell>
          <table:table-cell office:value-type="float" office:value="0.99890350877193" calcext:value-type="float">
            <text:p>0.99890350877193</text:p>
          </table:table-cell>
          <table:table-cell office:value-type="float" office:value="0.0216037396515788" calcext:value-type="float">
            <text:p>0.021603739651579</text:p>
          </table:table-cell>
          <table:table-cell office:value-type="float" office:value="0.0045572946195703" calcext:value-type="float">
            <text:p>0.00455729461957</text:p>
          </table:table-cell>
        </table:table-row>
        <table:table-row table:style-name="ro1">
          <table:table-cell office:value-type="float" office:value="0.993607954545455" calcext:value-type="float">
            <text:p>0.993607954545455</text:p>
          </table:table-cell>
          <table:table-cell office:value-type="float" office:value="0.998629385964912" calcext:value-type="float">
            <text:p>0.998629385964912</text:p>
          </table:table-cell>
          <table:table-cell office:value-type="float" office:value="0.0213859939321718" calcext:value-type="float">
            <text:p>0.021385993932172</text:p>
          </table:table-cell>
          <table:table-cell office:value-type="float" office:value="0.00432544442671992" calcext:value-type="float">
            <text:p>0.00432544442672</text:p>
          </table:table-cell>
        </table:table-row>
        <table:table-row table:style-name="ro1">
          <table:table-cell office:value-type="float" office:value="0.993628843582888" calcext:value-type="float">
            <text:p>0.993628843582888</text:p>
          </table:table-cell>
          <table:table-cell office:value-type="float" office:value="0.998668546365915" calcext:value-type="float">
            <text:p>0.998668546365915</text:p>
          </table:table-cell>
          <table:table-cell office:value-type="float" office:value="0.0224737397348801" calcext:value-type="float">
            <text:p>0.02247373973488</text:p>
          </table:table-cell>
          <table:table-cell office:value-type="float" office:value="0.00397218995541542" calcext:value-type="float">
            <text:p>0.003972189955415</text:p>
          </table:table-cell>
        </table:table-row>
        <table:table-row table:style-name="ro1">
          <table:table-cell office:value-type="float" office:value="0.994098846925134" calcext:value-type="float">
            <text:p>0.994098846925134</text:p>
          </table:table-cell>
          <table:table-cell office:value-type="float" office:value="0.997885338345865" calcext:value-type="float">
            <text:p>0.997885338345865</text:p>
          </table:table-cell>
          <table:table-cell office:value-type="float" office:value="0.0201258314540458" calcext:value-type="float">
            <text:p>0.020125831454046</text:p>
          </table:table-cell>
          <table:table-cell office:value-type="float" office:value="0.00595387453710114" calcext:value-type="float">
            <text:p>0.005953874537101</text:p>
          </table:table-cell>
        </table:table-row>
        <table:table-row table:style-name="ro1">
          <table:table-cell office:value-type="float" office:value="0.99410929144385" calcext:value-type="float">
            <text:p>0.99410929144385</text:p>
          </table:table-cell>
          <table:table-cell office:value-type="float" office:value="0.998981829573935" calcext:value-type="float">
            <text:p>0.998981829573935</text:p>
          </table:table-cell>
          <table:table-cell office:value-type="float" office:value="0.0196120716244227" calcext:value-type="float">
            <text:p>0.019612071624423</text:p>
          </table:table-cell>
          <table:table-cell office:value-type="float" office:value="0.00342854993960602" calcext:value-type="float">
            <text:p>0.003428549939606</text:p>
          </table:table-cell>
        </table:table-row>
        <table:table-row table:style-name="ro1">
          <table:table-cell office:value-type="float" office:value="0.993848178475936" calcext:value-type="float">
            <text:p>0.993848178475936</text:p>
          </table:table-cell>
          <table:table-cell office:value-type="float" office:value="0.99718045112782" calcext:value-type="float">
            <text:p>0.99718045112782</text:p>
          </table:table-cell>
          <table:table-cell office:value-type="float" office:value="0.0201808846123807" calcext:value-type="float">
            <text:p>0.020180884612381</text:p>
          </table:table-cell>
          <table:table-cell office:value-type="float" office:value="0.00827286469241774" calcext:value-type="float">
            <text:p>0.008272864692418</text:p>
          </table:table-cell>
        </table:table-row>
        <table:table-row table:style-name="ro1">
          <table:table-cell office:value-type="float" office:value="0.993963068181818" calcext:value-type="float">
            <text:p>0.993963068181818</text:p>
          </table:table-cell>
          <table:table-cell office:value-type="float" office:value="0.998864348370927" calcext:value-type="float">
            <text:p>0.998864348370927</text:p>
          </table:table-cell>
          <table:table-cell office:value-type="float" office:value="0.0210261378319895" calcext:value-type="float">
            <text:p>0.02102613783199</text:p>
          </table:table-cell>
          <table:table-cell office:value-type="float" office:value="0.00350046086536746" calcext:value-type="float">
            <text:p>0.003500460865367</text:p>
          </table:table-cell>
        </table:table-row>
        <table:table-row table:style-name="ro1">
          <table:table-cell office:value-type="float" office:value="0.994088402406417" calcext:value-type="float">
            <text:p>0.994088402406417</text:p>
          </table:table-cell>
          <table:table-cell office:value-type="float" office:value="0.998472744360902" calcext:value-type="float">
            <text:p>0.998472744360902</text:p>
          </table:table-cell>
          <table:table-cell office:value-type="float" office:value="0.0205731174079331" calcext:value-type="float">
            <text:p>0.020573117407933</text:p>
          </table:table-cell>
          <table:table-cell office:value-type="float" office:value="0.00535860307569946" calcext:value-type="float">
            <text:p>0.0053586030756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7T11:25:01.584538442</dc:date>
    <meta:editing-duration>PT35M4S</meta:editing-duration>
    <meta:editing-cycles>1</meta:editing-cycles>
    <meta:document-statistic meta:table-count="1" meta:cell-count="404" meta:object-count="1"/>
    <meta:generator>LibreOffice/5.4.6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'Search_3Ch_Base_Normal_FitGenerate_4SimpleRunTest[50, 29, 41]'.A1:'Search_3Ch_Base_Normal_FitGenerate_4SimpleRunTest[50, 29, 41]'.B101" chart:data-source-has-labels="row" svg:x="0.32cm" svg:y="0.18cm" svg:width="12.508cm" svg:height="8.64cm">
          <chartooo:coordinate-region svg:x="1.047cm" svg:y="0.38cm" svg:width="11.781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earch_3Ch_Base_Normal_FitGenerate_4SimpleRunTest[50, 29, 41]'.A2:'Search_3Ch_Base_Normal_FitGenerate_4SimpleRunTest[50, 29, 41]'.A101" chart:label-cell-address="'Search_3Ch_Base_Normal_FitGenerate_4SimpleRunTest[50, 29, 41]'.A1:'Search_3Ch_Base_Normal_FitGenerate_4SimpleRunTest[50, 29, 41]'.A1" chart:class="chart:line">
            <chart:data-point chart:repeated="100"/>
          </chart:series>
          <chart:series chart:style-name="ch7" chart:values-cell-range-address="'Search_3Ch_Base_Normal_FitGenerate_4SimpleRunTest[50, 29, 41]'.B2:'Search_3Ch_Base_Normal_FitGenerate_4SimpleRunTest[50, 29, 41]'.B101" chart:label-cell-address="'Search_3Ch_Base_Normal_FitGenerate_4SimpleRunTest[50, 29, 41]'.B1:'Search_3Ch_Base_Normal_FitGenerate_4SimpleRunTest[50, 29, 41]'.B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_acc</text:p>
                <draw:g>
                  <svg:desc>'Search_3Ch_Base_Normal_FitGenerate_4SimpleRunTest[50, 29, 41]'.A1:'Search_3Ch_Base_Normal_FitGenerate_4SimpleRunTest[50, 29, 41]'.A1</svg:desc>
                </draw:g>
              </table:table-cell>
              <table:table-cell office:value-type="string">
                <text:p>Valid_acc</text:p>
                <draw:g>
                  <svg:desc>'Search_3Ch_Base_Normal_FitGenerate_4SimpleRunTest[50, 29, 41]'.B1:'Search_3Ch_Base_Normal_FitGenerate_4SimpleRunTest[50, 29, 41]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52168282085562">
                <text:p>0.0852168282085562</text:p>
                <draw:g>
                  <svg:desc>'Search_3Ch_Base_Normal_FitGenerate_4SimpleRunTest[50, 29, 41]'.A2:'Search_3Ch_Base_Normal_FitGenerate_4SimpleRunTest[50, 29, 41]'.A101</svg:desc>
                </draw:g>
              </table:table-cell>
              <table:table-cell office:value-type="float" office:value="0.262413847117794">
                <text:p>0.262413847117794</text:p>
                <draw:g>
                  <svg:desc>'Search_3Ch_Base_Normal_FitGenerate_4SimpleRunTest[50, 29, 41]'.B2:'Search_3Ch_Base_Normal_FitGenerate_4SimpleRunTest[50, 29, 41]'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3674381684492">
                <text:p>0.303674381684492</text:p>
              </table:table-cell>
              <table:table-cell office:value-type="float" office:value="0.598997493734336">
                <text:p>0.598997493734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44921875">
                <text:p>0.544921875</text:p>
              </table:table-cell>
              <table:table-cell office:value-type="float" office:value="0.760612468671679">
                <text:p>0.7606124686716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93338485962567">
                <text:p>0.693338485962567</text:p>
              </table:table-cell>
              <table:table-cell office:value-type="float" office:value="0.84249686716792">
                <text:p>0.842496867167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6769301470588">
                <text:p>0.776769301470588</text:p>
              </table:table-cell>
              <table:table-cell office:value-type="float" office:value="0.879464285714286">
                <text:p>0.879464285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1905915775401">
                <text:p>0.831905915775401</text:p>
              </table:table-cell>
              <table:table-cell office:value-type="float" office:value="0.887218045112782">
                <text:p>0.887218045112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67051721256684">
                <text:p>0.867051721256684</text:p>
              </table:table-cell>
              <table:table-cell office:value-type="float" office:value="0.928845551378446">
                <text:p>0.9288455513784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0719000668449">
                <text:p>0.890719000668449</text:p>
              </table:table-cell>
              <table:table-cell office:value-type="float" office:value="0.945762844611529">
                <text:p>0.9457628446115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9519134358289">
                <text:p>0.909519134358289</text:p>
              </table:table-cell>
              <table:table-cell office:value-type="float" office:value="0.945018796992481">
                <text:p>0.945018796992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4204127673797">
                <text:p>0.924204127673797</text:p>
              </table:table-cell>
              <table:table-cell office:value-type="float" office:value="0.959429824561404">
                <text:p>0.9594298245614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3472175802139">
                <text:p>0.93472175802139</text:p>
              </table:table-cell>
              <table:table-cell office:value-type="float" office:value="0.969729010025063">
                <text:p>0.9697290100250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43589154411765">
                <text:p>0.943589154411765</text:p>
              </table:table-cell>
              <table:table-cell office:value-type="float" office:value="0.959508145363409">
                <text:p>0.9595081453634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9020304144385">
                <text:p>0.949020304144385</text:p>
              </table:table-cell>
              <table:table-cell office:value-type="float" office:value="0.977991854636591">
                <text:p>0.9779918546365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541234959893">
                <text:p>0.95541234959893</text:p>
              </table:table-cell>
              <table:table-cell office:value-type="float" office:value="0.978892543859649">
                <text:p>0.9788925438596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60457052139037">
                <text:p>0.960457052139037</text:p>
              </table:table-cell>
              <table:table-cell office:value-type="float" office:value="0.973135964912281">
                <text:p>0.9731359649122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63371072860963">
                <text:p>0.963371072860963</text:p>
              </table:table-cell>
              <table:table-cell office:value-type="float" office:value="0.985510651629073">
                <text:p>0.9855106516290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66744652406417">
                <text:p>0.966744652406417</text:p>
              </table:table-cell>
              <table:table-cell office:value-type="float" office:value="0.988643483709273">
                <text:p>0.9886434837092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69804896390374">
                <text:p>0.969804896390374</text:p>
              </table:table-cell>
              <table:table-cell office:value-type="float" office:value="0.974937343358396">
                <text:p>0.9749373433583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72395137032085">
                <text:p>0.972395137032085</text:p>
              </table:table-cell>
              <table:table-cell office:value-type="float" office:value="0.985275689223058">
                <text:p>0.9852756892230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74358706550802">
                <text:p>0.974358706550802</text:p>
              </table:table-cell>
              <table:table-cell office:value-type="float" office:value="0.991149749373434">
                <text:p>0.9911497493734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76395387700535">
                <text:p>0.976395387700535</text:p>
              </table:table-cell>
              <table:table-cell office:value-type="float" office:value="0.992794486215539">
                <text:p>0.9927944862155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77857620320856">
                <text:p>0.977857620320856</text:p>
              </table:table-cell>
              <table:table-cell office:value-type="float" office:value="0.992637844611529">
                <text:p>0.9926378446115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888118315508">
                <text:p>0.97888118315508</text:p>
              </table:table-cell>
              <table:table-cell office:value-type="float" office:value="0.996906328320802">
                <text:p>0.9969063283208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79810745320856">
                <text:p>0.979810745320856</text:p>
              </table:table-cell>
              <table:table-cell office:value-type="float" office:value="0.996945488721805">
                <text:p>0.9969454887218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81502757352941">
                <text:p>0.981502757352941</text:p>
              </table:table-cell>
              <table:table-cell office:value-type="float" office:value="0.99780701754386">
                <text:p>0.997807017543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81805648395722">
                <text:p>0.981805648395722</text:p>
              </table:table-cell>
              <table:table-cell office:value-type="float" office:value="0.995144110275689">
                <text:p>0.9951441102756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82839655748663">
                <text:p>0.982839655748663</text:p>
              </table:table-cell>
              <table:table-cell office:value-type="float" office:value="0.997297932330827">
                <text:p>0.9972979323308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83027657085562">
                <text:p>0.983027657085562</text:p>
              </table:table-cell>
              <table:table-cell office:value-type="float" office:value="0.992794486215539">
                <text:p>0.9927944862155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4636112967914">
                <text:p>0.984636112967914</text:p>
              </table:table-cell>
              <table:table-cell office:value-type="float" office:value="0.994752506265664">
                <text:p>0.994752506265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84897225935829">
                <text:p>0.984897225935829</text:p>
              </table:table-cell>
              <table:table-cell office:value-type="float" office:value="0.981672932330827">
                <text:p>0.9816729323308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85179227941176">
                <text:p>0.985179227941176</text:p>
              </table:table-cell>
              <table:table-cell office:value-type="float" office:value="0.993029448621554">
                <text:p>0.9930294486215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63907921123">
                <text:p>0.9863907921123</text:p>
              </table:table-cell>
              <table:table-cell office:value-type="float" office:value="0.997141290726817">
                <text:p>0.9971412907268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86202790775401">
                <text:p>0.986202790775401</text:p>
              </table:table-cell>
              <table:table-cell office:value-type="float" office:value="0.993186090225564">
                <text:p>0.993186090225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86651905080214">
                <text:p>0.986651905080214</text:p>
              </table:table-cell>
              <table:table-cell office:value-type="float" office:value="0.993734335839599">
                <text:p>0.9937343358395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87069685828877">
                <text:p>0.987069685828877</text:p>
              </table:table-cell>
              <table:table-cell office:value-type="float" office:value="0.997376253132832">
                <text:p>0.9973762531328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8745613302139">
                <text:p>0.98745613302139</text:p>
              </table:table-cell>
              <table:table-cell office:value-type="float" office:value="0.997258771929825">
                <text:p>0.9972587719298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87508355614973">
                <text:p>0.987508355614973</text:p>
              </table:table-cell>
              <table:table-cell office:value-type="float" office:value="0.997767857142857">
                <text:p>0.9977678571428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87821691176471">
                <text:p>0.987821691176471</text:p>
              </table:table-cell>
              <table:table-cell office:value-type="float" office:value="0.986019736842105">
                <text:p>0.986019736842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88197693850267">
                <text:p>0.988197693850267</text:p>
              </table:table-cell>
              <table:table-cell office:value-type="float" office:value="0.996083959899749">
                <text:p>0.9960839598997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8406584224599">
                <text:p>0.988406584224599</text:p>
              </table:table-cell>
              <table:table-cell office:value-type="float" office:value="0.99749373433584">
                <text:p>0.997493734335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88375250668449">
                <text:p>0.988375250668449</text:p>
              </table:table-cell>
              <table:table-cell office:value-type="float" office:value="0.998394423558897">
                <text:p>0.9983944235588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89973262032085">
                <text:p>0.989973262032085</text:p>
              </table:table-cell>
              <table:table-cell office:value-type="float" office:value="0.99906015037594">
                <text:p>0.999060150375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88719919786096">
                <text:p>0.988719919786096</text:p>
              </table:table-cell>
              <table:table-cell office:value-type="float" office:value="0.996162280701754">
                <text:p>0.9961622807017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89576370320856">
                <text:p>0.989576370320856</text:p>
              </table:table-cell>
              <table:table-cell office:value-type="float" office:value="0.991188909774436">
                <text:p>0.9911889097744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89169034090909">
                <text:p>0.989169034090909</text:p>
              </table:table-cell>
              <table:table-cell office:value-type="float" office:value="0.998668546365915">
                <text:p>0.9986685463659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89816594251337">
                <text:p>0.989816594251337</text:p>
              </table:table-cell>
              <table:table-cell office:value-type="float" office:value="0.998707706766917">
                <text:p>0.9987077067669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0349264705882">
                <text:p>0.990349264705882</text:p>
              </table:table-cell>
              <table:table-cell office:value-type="float" office:value="0.99859022556391">
                <text:p>0.998590225563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0192596925134">
                <text:p>0.990192596925134</text:p>
              </table:table-cell>
              <table:table-cell office:value-type="float" office:value="0.998629385964912">
                <text:p>0.9986293859649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0861046122994">
                <text:p>0.990861046122994</text:p>
              </table:table-cell>
              <table:table-cell office:value-type="float" office:value="0.994478383458647">
                <text:p>0.9944783834586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1174381684492">
                <text:p>0.991174381684492</text:p>
              </table:table-cell>
              <table:table-cell office:value-type="float" office:value="0.993695175438596">
                <text:p>0.9936951754385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0505932486631">
                <text:p>0.990505932486631</text:p>
              </table:table-cell>
              <table:table-cell office:value-type="float" office:value="0.994830827067669">
                <text:p>0.9948308270676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0286597593583">
                <text:p>0.990286597593583</text:p>
              </table:table-cell>
              <table:table-cell office:value-type="float" office:value="0.996788847117794">
                <text:p>0.9967888471177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063126671123">
                <text:p>0.99063126671123</text:p>
              </table:table-cell>
              <table:table-cell office:value-type="float" office:value="0.993186090225564">
                <text:p>0.9931860902255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1268382352941">
                <text:p>0.991268382352941</text:p>
              </table:table-cell>
              <table:table-cell office:value-type="float" office:value="0.99874686716792">
                <text:p>0.998746867167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1310160427808">
                <text:p>0.991310160427808</text:p>
              </table:table-cell>
              <table:table-cell office:value-type="float" office:value="0.99874686716792">
                <text:p>0.998746867167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1090825534759">
                <text:p>0.991090825534759</text:p>
              </table:table-cell>
              <table:table-cell office:value-type="float" office:value="0.998981829573935">
                <text:p>0.9989818295739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1696607620321">
                <text:p>0.991696607620321</text:p>
              </table:table-cell>
              <table:table-cell office:value-type="float" office:value="0.998864348370927">
                <text:p>0.9988643483709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215616644385">
                <text:p>0.99215616644385</text:p>
              </table:table-cell>
              <table:table-cell office:value-type="float" office:value="0.995104949874687">
                <text:p>0.9951049498746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1257937834225">
                <text:p>0.991257937834225</text:p>
              </table:table-cell>
              <table:table-cell office:value-type="float" office:value="0.994439223057644">
                <text:p>0.9944392230576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1727941176471">
                <text:p>0.991727941176471</text:p>
              </table:table-cell>
              <table:table-cell office:value-type="float" office:value="0.995222431077694">
                <text:p>0.9952224310776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1613051470588">
                <text:p>0.991613051470588</text:p>
              </table:table-cell>
              <table:table-cell office:value-type="float" office:value="0.995574874686717">
                <text:p>0.9955748746867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1675718582888">
                <text:p>0.991675718582888</text:p>
              </table:table-cell>
              <table:table-cell office:value-type="float" office:value="0.999295112781955">
                <text:p>0.9992951127819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1769719251337">
                <text:p>0.991769719251337</text:p>
              </table:table-cell>
              <table:table-cell office:value-type="float" office:value="0.997258771929825">
                <text:p>0.9972587719298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1999498663101">
                <text:p>0.991999498663101</text:p>
              </table:table-cell>
              <table:table-cell office:value-type="float" office:value="0.998198621553885">
                <text:p>0.9981986215538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2051721256684">
                <text:p>0.992051721256684</text:p>
              </table:table-cell>
              <table:table-cell office:value-type="float" office:value="0.998981829573935">
                <text:p>0.9989818295739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2030832219251">
                <text:p>0.992030832219251</text:p>
              </table:table-cell>
              <table:table-cell office:value-type="float" office:value="0.99827694235589">
                <text:p>0.998276942355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2573947192513">
                <text:p>0.992573947192513</text:p>
              </table:table-cell>
              <table:table-cell office:value-type="float" office:value="0.999334273182957">
                <text:p>0.9993342731829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2375501336898">
                <text:p>0.992375501336898</text:p>
              </table:table-cell>
              <table:table-cell office:value-type="float" office:value="0.999020989974937">
                <text:p>0.9990209899749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1978609625668">
                <text:p>0.991978609625668</text:p>
              </table:table-cell>
              <table:table-cell office:value-type="float" office:value="0.997846177944862">
                <text:p>0.9978461779448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22501671123">
                <text:p>0.9922501671123</text:p>
              </table:table-cell>
              <table:table-cell office:value-type="float" office:value="0.998786027568922">
                <text:p>0.9987860275689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2960394385027">
                <text:p>0.992960394385027</text:p>
              </table:table-cell>
              <table:table-cell office:value-type="float" office:value="0.998942669172932">
                <text:p>0.9989426691729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2887282754011">
                <text:p>0.992887282754011</text:p>
              </table:table-cell>
              <table:table-cell office:value-type="float" office:value="0.99906015037594">
                <text:p>0.999060150375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2761948529412">
                <text:p>0.992761948529412</text:p>
              </table:table-cell>
              <table:table-cell office:value-type="float" office:value="0.997062969924812">
                <text:p>0.9970629699248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2887282754011">
                <text:p>0.992887282754011</text:p>
              </table:table-cell>
              <table:table-cell office:value-type="float" office:value="0.998198621553885">
                <text:p>0.9981986215538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2688836898396">
                <text:p>0.992688836898396</text:p>
              </table:table-cell>
              <table:table-cell office:value-type="float" office:value="0.996044799498747">
                <text:p>0.9960447994987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3190173796791">
                <text:p>0.993190173796791</text:p>
              </table:table-cell>
              <table:table-cell office:value-type="float" office:value="0.98500156641604">
                <text:p>0.985001566416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3002172459893">
                <text:p>0.993002172459893</text:p>
              </table:table-cell>
              <table:table-cell office:value-type="float" office:value="0.999412593984962">
                <text:p>0.9994125939849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2866393716577">
                <text:p>0.992866393716577</text:p>
              </table:table-cell>
              <table:table-cell office:value-type="float" office:value="0.9984335839599">
                <text:p>0.99843358395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2887282754011">
                <text:p>0.992887282754011</text:p>
              </table:table-cell>
              <table:table-cell office:value-type="float" office:value="0.999451754385965">
                <text:p>0.9994517543859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291861631016">
                <text:p>0.99291861631016</text:p>
              </table:table-cell>
              <table:table-cell office:value-type="float" office:value="0.990405701754386">
                <text:p>0.9904057017543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2814171122994">
                <text:p>0.992814171122994</text:p>
              </table:table-cell>
              <table:table-cell office:value-type="float" office:value="0.999569235588972">
                <text:p>0.9995692355889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3064839572192">
                <text:p>0.993064839572192</text:p>
              </table:table-cell>
              <table:table-cell office:value-type="float" office:value="0.998981829573935">
                <text:p>0.9989818295739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3221507352941">
                <text:p>0.993221507352941</text:p>
              </table:table-cell>
              <table:table-cell office:value-type="float" office:value="0.992598684210526">
                <text:p>0.9925986842105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3263285427808">
                <text:p>0.993263285427808</text:p>
              </table:table-cell>
              <table:table-cell office:value-type="float" office:value="0.997102130325814">
                <text:p>0.9971021303258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2970838903743">
                <text:p>0.992970838903743</text:p>
              </table:table-cell>
              <table:table-cell office:value-type="float" office:value="0.997258771929825">
                <text:p>0.9972587719298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3785511363636">
                <text:p>0.993785511363636</text:p>
              </table:table-cell>
              <table:table-cell office:value-type="float" office:value="0.999334273182957">
                <text:p>0.9993342731829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3618399064171">
                <text:p>0.993618399064171</text:p>
              </table:table-cell>
              <table:table-cell office:value-type="float" office:value="0.999451754385965">
                <text:p>0.9994517543859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3440842245989">
                <text:p>0.993440842245989</text:p>
              </table:table-cell>
              <table:table-cell office:value-type="float" office:value="0.999138471177945">
                <text:p>0.9991384711779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3722844251337">
                <text:p>0.993722844251337</text:p>
              </table:table-cell>
              <table:table-cell office:value-type="float" office:value="0.999569235588972">
                <text:p>0.9995692355889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3430397727273">
                <text:p>0.993430397727273</text:p>
              </table:table-cell>
              <table:table-cell office:value-type="float" office:value="0.999020989974937">
                <text:p>0.9990209899749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3513953877005">
                <text:p>0.993513953877005</text:p>
              </table:table-cell>
              <table:table-cell office:value-type="float" office:value="0.995339912280702">
                <text:p>0.9953399122807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3576620989305">
                <text:p>0.993576620989305</text:p>
              </table:table-cell>
              <table:table-cell office:value-type="float" office:value="0.998159461152882">
                <text:p>0.9981594611528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3754177807486">
                <text:p>0.993754177807486</text:p>
              </table:table-cell>
              <table:table-cell office:value-type="float" office:value="0.99890350877193">
                <text:p>0.998903508771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3607954545455">
                <text:p>0.993607954545455</text:p>
              </table:table-cell>
              <table:table-cell office:value-type="float" office:value="0.998629385964912">
                <text:p>0.9986293859649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3628843582888">
                <text:p>0.993628843582888</text:p>
              </table:table-cell>
              <table:table-cell office:value-type="float" office:value="0.998668546365915">
                <text:p>0.9986685463659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4098846925134">
                <text:p>0.994098846925134</text:p>
              </table:table-cell>
              <table:table-cell office:value-type="float" office:value="0.997885338345865">
                <text:p>0.9978853383458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410929144385">
                <text:p>0.99410929144385</text:p>
              </table:table-cell>
              <table:table-cell office:value-type="float" office:value="0.998981829573935">
                <text:p>0.9989818295739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3848178475936">
                <text:p>0.993848178475936</text:p>
              </table:table-cell>
              <table:table-cell office:value-type="float" office:value="0.99718045112782">
                <text:p>0.997180451127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3963068181818">
                <text:p>0.993963068181818</text:p>
              </table:table-cell>
              <table:table-cell office:value-type="float" office:value="0.998864348370927">
                <text:p>0.9988643483709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4088402406417">
                <text:p>0.994088402406417</text:p>
              </table:table-cell>
              <table:table-cell office:value-type="float" office:value="0.998472744360902">
                <text:p>0.9984727443609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